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4">Resumo do Texto – Scientific Methods in Computer Science</text:p>
      <text:p text:style-name="P2"/>
      <text:p text:style-name="P2"/>
      <text:p text:style-name="P2"/>
      <text:p text:style-name="P1"/>
      <text:p text:style-name="P3">Rafael Luiz Klaser</text:p>
      <text:p text:style-name="P1"/>
      <text:p text:style-name="P1"/>
      <text:p text:style-name="P1"/>
      <text:p text:style-name="P1"/>
      <text:p text:style-name="P5"><text:tab/>A ciência da computação não surgiu das bases da filosofia como as ciência clássicas porém se caracteriza também como ciência e tem por base as ciências clássicas como a lógica e a matemática. Uma característica que a torna de certa forma diferenciada como ciência propriamente dita é o seu caráter de se valer da prática como forte ponto de pesquisa.</text:p>
      <text:p text:style-name="P5"><text:tab/>As ciências geralmente se relacionam como umas sendo ferramentas das outras, no sentido das mais abstratas para as mais específicas. Já a ciência da computação se enquadra talvez em uma nova categoria de ciência que não está relacionado diretamente a nenhum campo do conhecimento em específico sendo uma ciência interdisciplinar, representando uma gradual mudança nos paradigmas do campo da ciência clássica e como a ciência ainda é vista hoje. A ciência da computação está em constante renovação colocando em curso uma das qualidades de grande importância da ciência e do método científico que é a capacidade incremental de geração e consolidação do conhecimento.</text:p>
      <text:p text:style-name="P5"><text:tab/>No desenvolvimento atual das ciências a transdisciplinariedade e complexidade dos fenômenos estudados obrigam a um conceito de ciência que considere a tecnologia e o conhecimento tecnológico como parte da ciência, desta forma, o grande apelo tecnológico da ciência a qualificam ainda mais como ciência e como uma ciência atual. <text:s text:c="2"/></text:p>
      <text:p text:style-name="P5"><text:tab/>As diversas subáreas as quais se dividem a ciência da computação tornam uma definição complicada do que de fato é a ciência da computação dando uma certa abertura a interpretações distintas. Porém é interessante notar que não se deve relacionar a ciência da computação ao computador em si como o estudo do computador e sim uma definição centrada no processamento de informações. De certa forma a ciência da computação se divide nos seus aspectos teóricos próprios, nos aspectos experimentais e de engenharia e no seu suporte à simulação. A simulação desempenha um papel de grande importância na ciência da computação, principalmente como ferramenta, pois confere às demais ciências um grande potencial para o estudo de fenômenos a partir de modelos.</text:p>
      <text:p text:style-name="P5"><text:tab/>Desta forma, a ciência da computação não só se caracteriza como uma ciência, e uma nova ciência, mas parte integrante do desenvolvimento científico atual em conjunto com as demais ciências, sendo o processamento de informações fundamental para os complexos estudos científicos <text:s/>na atualida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5T20:08:30.37</meta:creation-date>
    <dc:date>2012-08-14T09:28:10.39</dc:date>
    <meta:editing-duration>P2DT4H16M50S</meta:editing-duration>
    <meta:editing-cycles>13</meta:editing-cycles>
    <meta:generator>LibreOffice/3.4$Win32 LibreOffice_project/340m1$Build-103</meta:generator>
    <meta:document-statistic meta:table-count="0" meta:image-count="0" meta:object-count="0" meta:page-count="1" meta:paragraph-count="0" meta:word-count="387" meta:character-count="2465" meta:non-whitespace-character-count="2075"/>
  </office:meta>
</office:document-meta>
</file>